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B700000071E6A4831387C6A5D3.png" manifest:media-type="image/png"/>
  <manifest:file-entry manifest:full-path="Pictures/10000000000002F20000007F241F027BA4879740.gif" manifest:media-type="image/gi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801cm" fo:margin-left="0.695cm" table:align="left"/>
    </style:style>
    <style:style style:name="Table1.A" style:family="table-column">
      <style:table-column-properties style:column-width="16.801cm"/>
    </style:style>
    <style:style style:name="Table1.A1" style:family="table-cell">
      <style:table-cell-properties fo:padding="0.097cm" fo:border="0.05pt solid #000000"/>
    </style:style>
    <style:style style:name="Taula6" style:family="table">
      <style:table-properties style:width="16.207cm" table:align="right"/>
    </style:style>
    <style:style style:name="Taula6.A" style:family="table-column">
      <style:table-column-properties style:column-width="16.207cm"/>
    </style:style>
    <style:style style:name="Taula6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20a9fa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9.5cm" style:type="center"/>
          <style:tab-stop style:position="19.0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8pt" fo:language="en" fo:country="US" fo:font-style="normal" style:text-underline-style="none" fo:font-weight="normal" officeooo:paragraph-rsid="0020a9fa" style:font-name-asian="Arial2" style:font-size-asian="8pt" style:font-style-asian="normal" style:font-weight-asian="normal" style:font-name-complex="Arial2" style:font-size-complex="8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9.5cm" style:type="center"/>
          <style:tab-stop style:position="19.0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8pt" fo:language="en" fo:country="US" fo:font-style="normal" style:text-underline-style="none" fo:font-weight="normal" officeooo:paragraph-rsid="0020a9fa" style:font-name-asian="Arial2" style:font-size-asian="8pt" style:font-style-asian="normal" style:font-weight-asian="normal" style:font-name-complex="Arial2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9.5cm" style:type="center"/>
          <style:tab-stop style:position="19.001cm" style:type="right"/>
        </style:tab-stops>
      </style:paragraph-properties>
      <style:text-properties officeooo:paragraph-rsid="0020a9fa"/>
    </style:style>
    <style:style style:name="P5" style:family="paragraph" style:parent-style-name="Standard">
      <style:text-properties officeooo:rsid="000ed592" officeooo:paragraph-rsid="000ed592"/>
    </style:style>
    <style:style style:name="P6" style:family="paragraph" style:parent-style-name="Standard">
      <style:text-properties officeooo:rsid="000eede9" officeooo:paragraph-rsid="000eede9"/>
    </style:style>
    <style:style style:name="P7" style:family="paragraph" style:parent-style-name="Standard">
      <style:text-properties fo:font-weight="normal" officeooo:rsid="00162846" officeooo:paragraph-rsid="00162846" style:font-weight-asian="normal" style:font-weight-complex="normal"/>
    </style:style>
    <style:style style:name="P8" style:family="paragraph" style:parent-style-name="Standard">
      <style:text-properties fo:font-weight="normal" officeooo:rsid="0018c4bf" officeooo:paragraph-rsid="0016e917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eede9" officeooo:paragraph-rsid="000eede9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officeooo:rsid="000eede9" officeooo:paragraph-rsid="000eede9"/>
    </style:style>
    <style:style style:name="P11" style:family="paragraph" style:parent-style-name="Standard">
      <style:text-properties fo:font-size="14pt" style:text-underline-style="none" fo:font-weight="bold" officeooo:rsid="00148a40" officeooo:paragraph-rsid="00148a40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officeooo:rsid="00148a40" officeooo:paragraph-rsid="00148a40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Arial1" style:text-underline-style="none" fo:font-weight="normal" officeooo:rsid="004de3b3" officeooo:paragraph-rsid="0016e917" style:font-weight-asian="normal" style:font-weight-complex="normal"/>
    </style:style>
    <style:style style:name="P14" style:family="paragraph" style:parent-style-name="Standard">
      <style:text-properties style:font-name="Arial1" style:text-underline-style="none" fo:font-weight="normal" officeooo:rsid="004e9f6b" officeooo:paragraph-rsid="0016e917" style:font-weight-asian="normal" style:font-weight-complex="normal"/>
    </style:style>
    <style:style style:name="P15" style:family="paragraph" style:parent-style-name="Table_20_Contents">
      <style:text-properties style:font-name="Arial1" officeooo:rsid="004de3b3" officeooo:paragraph-rsid="0016e917"/>
    </style:style>
    <style:style style:name="P16" style:family="paragraph" style:parent-style-name="Table_20_Contents">
      <style:text-properties style:font-name="Courier 10 Pitch" fo:font-size="10pt" officeooo:rsid="004de3b3" officeooo:paragraph-rsid="0016e917" style:font-size-asian="10pt" style:font-size-complex="10pt"/>
    </style:style>
    <style:style style:name="P17" style:family="paragraph" style:parent-style-name="Standard">
      <style:text-properties fo:font-size="9pt" fo:font-weight="normal" officeooo:rsid="00162846" officeooo:paragraph-rsid="00162846" style:font-size-asian="7.84999990463257pt" style:font-weight-asian="normal" style:font-size-complex="9pt" style:font-weight-complex="normal"/>
    </style:style>
    <style:style style:name="P18" style:family="paragraph" style:parent-style-name="Standard" style:list-style-name="L1">
      <style:text-properties officeooo:rsid="000eede9" officeooo:paragraph-rsid="000eede9"/>
    </style:style>
    <style:style style:name="P19" style:family="paragraph" style:parent-style-name="Standard" style:list-style-name="L2">
      <style:text-properties officeooo:rsid="000ed592" officeooo:paragraph-rsid="000ed592"/>
    </style:style>
    <style:style style:name="P20" style:family="paragraph" style:parent-style-name="Standard" style:list-style-name="L2">
      <style:text-properties fo:font-weight="normal" officeooo:rsid="000eede9" officeooo:paragraph-rsid="000eede9" style:font-weight-asian="normal" style:font-weight-complex="normal"/>
    </style:style>
    <style:style style:name="P21" style:family="paragraph" style:parent-style-name="Standard" style:list-style-name="L2">
      <style:text-properties fo:font-weight="normal" officeooo:rsid="0012a7af" officeooo:paragraph-rsid="0012a7af" style:font-weight-asian="normal" style:font-weight-complex="normal"/>
    </style:style>
    <style:style style:name="P22" style:family="paragraph" style:parent-style-name="Standard" style:list-style-name="L2">
      <style:text-properties fo:font-weight="normal" officeooo:rsid="001c5a8f" officeooo:paragraph-rsid="001c5a8f" style:font-weight-asian="normal" style:font-weight-complex="normal"/>
    </style:style>
    <style:style style:name="P23" style:family="paragraph" style:parent-style-name="Standard" style:list-style-name="L2">
      <style:text-properties fo:font-weight="normal" officeooo:rsid="00162846" officeooo:paragraph-rsid="00162846" style:font-weight-asian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anguage="en" fo:country="US" fo:font-style="normal" style:text-underline-style="none" fo:font-weight="normal" style:font-name-asian="Arial2" style:font-size-asian="8pt" style:font-style-asian="normal" style:font-weight-asian="normal" style:font-name-complex="Arial2" style:font-size-complex="8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anguage="en" fo:country="US" fo:font-style="normal" style:text-underline-style="none" fo:font-weight="normal" officeooo:rsid="0020a9fa" style:font-name-asian="Arial2" style:font-size-asian="8pt" style:font-style-asian="normal" style:font-weight-asian="normal" style:font-name-complex="Arial2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8a40" style:font-weight-asian="bold" style:font-weight-complex="bold"/>
    </style:style>
    <style:style style:name="T5" style:family="text">
      <style:text-properties officeooo:rsid="000eede9"/>
    </style:style>
    <style:style style:name="T6" style:family="text">
      <style:text-properties officeooo:rsid="00148a40"/>
    </style:style>
    <style:style style:name="T7" style:family="text">
      <style:text-properties officeooo:rsid="006339a6"/>
    </style:style>
    <style:style style:name="T8" style:family="text">
      <style:text-properties style:font-name="Courier 10 Pitch" fo:font-size="10pt" style:font-size-asian="10pt" style:font-size-complex="10pt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6339a6"/>
    </style:style>
    <style:style style:name="T11" style:family="text">
      <style:text-properties style:font-name="Liberation Serif" fo:font-weight="bold" style:font-weight-asian="bold" style:font-weight-complex="bold"/>
    </style:style>
    <style:style style:name="T12" style:family="text">
      <style:text-properties officeooo:rsid="001ae9f2"/>
    </style:style>
    <style:style style:name="T13" style:family="text">
      <style:text-properties fo:font-style="italic" officeooo:rsid="001ae9f2" style:font-style-asian="italic" style:font-style-complex="italic"/>
    </style:style>
    <style:style style:name="T14" style:family="text">
      <style:text-properties officeooo:rsid="001f76ae"/>
    </style:style>
    <style:style style:name="T15" style:family="text">
      <style:text-properties officeooo:rsid="00236262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M9.UF3 - Web Services </text:p>
      <text:p text:style-name="P11"/>
      <text:p text:style-name="P12">Exe<text:span text:style-name="T14">mple</text:span> 1</text:p>
      <text:p text:style-name="P9"/>
      <text:p text:style-name="P9">Objectiu</text:p>
      <text:p text:style-name="P6">Amb el que sabem fins ara crearem un web service restful per a obtenir algunes dades de la base de dades Chinook. Concretament:</text:p>
      <text:list xml:id="list4267350226" text:style-name="L1">
        <text:list-item>
          <text:p text:style-name="P18">una col·lecció desordenada d’artistes</text:p>
        </text:list-item>
        <text:list-item>
          <text:p text:style-name="P18">l’artista amb l’id que li demanem</text:p>
        </text:list-item>
        <text:list-item>
          <text:p text:style-name="P18">els artistes que continguin en el nom el string que li demanem </text:p>
        </text:list-item>
      </text:list>
      <text:p text:style-name="P5"/>
      <text:p text:style-name="P10">Comencem:</text:p>
      <text:list xml:id="list1975377547" text:style-name="L2">
        <text:list-item>
          <text:p text:style-name="P19">Cre<text:span text:style-name="T5">a</text:span> <text:span text:style-name="T3">ASP.NET Web Application (.Net Framework)</text:span></text:p>
        </text:list-item>
        <text:list-item>
          <text:p text:style-name="P19">D<text:span text:style-name="T5">ó</text:span>na nom <text:span text:style-name="T5">al projecte </text:span>i esc<text:span text:style-name="T5">ull</text:span> <text:span text:style-name="T3">Web API</text:span></text:p>
        </text:list-item>
        <text:list-item>
          <text:p text:style-name="P20">Obre el Solution Explorer i a la carpeta Models:</text:p>
          <text:list>
            <text:list-item>
              <text:p text:style-name="P20"><text:span text:style-name="T12">C</text:span>rea-hi les classes a mapejar necessàries. En el nostre cas l’equivalent a la classe Artist de Chinook</text:p>
            </text:list-item>
            <text:list-item>
              <text:p text:style-name="P21"><text:span text:style-name="T12">C</text:span>rea-hi una classe Repository que connecti amb la base de dades i n’obtingui la taula Artist via el mapa de la classe del mateix nom creada al punt anterior. </text:p>
            </text:list-item>
            <text:list-item>
              <text:p text:style-name="P22">La classe Repository ha de contenir un mètode que retorni la llista d’artistes obtinguts de la taula.</text:p>
            </text:list-item>
          </text:list>
        </text:list-item>
        <text:list-item>
          <text:p text:style-name="P21">A la carpeta Controllers crea un controller de tipus <text:span text:style-name="T3">Web API 2 Controller – Empty. </text:span><text:span text:style-name="T6">Li diràs</text:span><text:span text:style-name="T4"> ChinookController</text:span><text:span text:style-name="T6">. <text:s/>IMPORTANT!: ha de contenir el sufix Controller</text:span></text:p>
        </text:list-item>
        <text:list-item>
          <text:p text:style-name="P23">Posa-hi aquest codi:</text:p>
        </text:list-item>
      </text:list>
      <text:p text:style-name="P7"><text:s text:c="8"/></text:p>
      <table:table table:name="Table1" table:style-name="Table1">
        <table:table-column table:style-name="Table1.A"/>
        <table:table-row table:style-name="TableLine94517940744272">
          <table:table-cell table:style-name="Table1.A1" office:value-type="string">
            <text:p text:style-name="Table_20_Contents"><text:s text:c="8"/>// GET: api/artistes</text:p>
            <text:p text:style-name="Table_20_Contents"><text:s text:c="8"/>[HttpGet]</text:p>
            <text:p text:style-name="Table_20_Contents"><text:s text:c="8"/>[Route("api/artistes")]</text:p>
            <text:p text:style-name="Table_20_Contents"><text:s text:c="8"/>public HttpResponseMessage Get()</text:p>
            <text:p text:style-name="Table_20_Contents"><text:s text:c="8"/>{</text:p>
            <text:p text:style-name="Table_20_Contents"><text:s text:c="12"/>Repository r = new Repository();</text:p>
            <text:p text:style-name="Table_20_Contents"><text:s text:c="12"/>List&lt;Artist&gt; artistes = r.GetAllArtists();</text:p>
            <text:p text:style-name="Table_20_Contents"><text:s text:c="12"/>HttpResponseMessage response = Request.CreateResponse(HttpStatusCode.OK, artistes);</text:p>
            <text:p text:style-name="Table_20_Contents"><text:s text:c="12"/>return response;</text:p>
            <text:p text:style-name="Table_20_Contents"><text:s text:c="8"/>}</text:p>
          </table:table-cell>
        </table:table-row>
      </table:table>
      <text:p text:style-name="P7"/>
      <text:list xml:id="list140121105422433" text:continue-numbering="true" text:style-name="L2">
        <text:list-item>
          <text:p text:style-name="P23"><text:span text:style-name="T12">Quan l’executis, veuràs que et mostrarà la sortida en xml (és el </text:span><text:span text:style-name="T13">default</text:span><text:span text:style-name="T12">)</text:span>. Li hem de dir que ens <text:span text:style-name="T12">retorni</text:span> objectes json:</text:p>
        </text:list-item>
      </text:list>
      <text:p text:style-name="P17"/>
      <text:p text:style-name="P14"><text:span text:style-name="T7"><text:tab/></text:span><text:span text:style-name="T10">a</text:span><text:span text:style-name="T9"> </text:span><text:span text:style-name="T11">App_Start/WebApiConfig.cs</text:span><text:span text:style-name="T9"> </text:span><text:span text:style-name="T10">hauràs d’afegir, al final del mètode Register:</text:span></text:p>
      <text:p text:style-name="P13"/>
      <table:table table:name="Taula6" table:style-name="Taula6">
        <table:table-column table:style-name="Taula6.A"/>
        <table:table-row table:style-name="TableLine94517940831984">
          <table:table-cell table:style-name="Taula6.A1" office:value-type="string">
            <text:p text:style-name="P15"><text:s text:c="7"/><text:span text:style-name="T8"><text:s text:c="5"/>var json = config.Formatters.JsonFormatter;</text:span></text:p>
            <text:p text:style-name="P16"><text:s text:c="12"/>json.SerializerSettings.PreserveReferencesHandling = Newtonsoft.Json.PreserveReferencesHandling.Objects;</text:p>
            <text:p text:style-name="P16"><text:s text:c="12"/>json.SerializerSettings.ReferenceLoopHandling = Newtonsoft.Json.ReferenceLoopHandling.Ignore;</text:p>
            <text:p text:style-name="P16"><text:s text:c="12"/>json.SerializerSettings.Formatting = Newtonsoft.Json.Formatting.Indented;</text:p>
            <text:p text:style-name="P16"><text:s text:c="12"/>json.SerializerSettings.ContractResolver = new CamelCasePropertyNamesContractResolver();</text:p>
            <text:p text:style-name="P16"><text:s text:c="12"/>config.Formatters.Remove(config.Formatters.XmlFormatter);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.307cm" fo:margin-left="0.016cm" fo:margin-top="0cm" fo:margin-bottom="0cm" fo:break-before="auto" fo:break-after="auto" table:align="left"/>
    </style:style>
    <style:style style:name="Taula1.A" style:family="table-column">
      <style:table-column-properties style:column-width="10.548cm"/>
    </style:style>
    <style:style style:name="Taula1.B" style:family="table-column">
      <style:table-column-properties style:column-width="6.759cm"/>
    </style:style>
    <style:style style:name="Taula1.1" style:family="table-row">
      <style:table-row-properties fo:keep-together="auto"/>
    </style:style>
    <style:style style:name="Taula1.A1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ula1.A2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text-properties officeooo:paragraph-rsid="0020a9fa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9.5cm" style:type="center"/>
          <style:tab-stop style:position="19.0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8pt" fo:language="en" fo:country="US" fo:font-style="normal" style:text-underline-style="none" fo:font-weight="normal" officeooo:paragraph-rsid="0020a9fa" style:font-name-asian="Arial2" style:font-size-asian="8pt" style:font-style-asian="normal" style:font-weight-asian="normal" style:font-name-complex="Arial2" style:font-size-complex="8pt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9.5cm" style:type="center"/>
          <style:tab-stop style:position="19.0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8pt" fo:language="en" fo:country="US" fo:font-style="normal" style:text-underline-style="none" fo:font-weight="normal" officeooo:paragraph-rsid="0020a9fa" style:font-name-asian="Arial2" style:font-size-asian="8pt" style:font-style-asian="normal" style:font-weight-asian="normal" style:font-name-complex="Arial2" style:font-size-complex="8pt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9.5cm" style:type="center"/>
          <style:tab-stop style:position="19.001cm" style:type="right"/>
        </style:tab-stops>
      </style:paragraph-properties>
      <style:text-properties officeooo:paragraph-rsid="0020a9fa"/>
    </style:style>
    <style:style style:name="MT1" style:family="text">
      <style:text-properties officeooo:rsid="00236262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anguage="en" fo:country="US" fo:font-style="normal" style:text-underline-style="none" fo:font-weight="normal" style:font-name-asian="Arial2" style:font-size-asian="8pt" style:font-style-asian="normal" style:font-weight-asian="normal" style:font-name-complex="Arial2" style:font-size-complex="8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anguage="en" fo:country="US" fo:font-style="normal" style:text-underline-style="none" fo:font-weight="normal" officeooo:rsid="0020a9fa" style:font-name-asian="Arial2" style:font-size-asian="8pt" style:font-style-asian="normal" style:font-weight-asian="normal" style:font-name-complex="Arial2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5cm" fo:margin-bottom="0.52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8cm" fo:margin-left="0cm" fo:margin-right="0cm" fo:margin-bottom="0.499cm"/>
      </style:header-style>
      <style:footer-style>
        <style:header-footer-properties svg:height="1.406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tge1" text:anchor-type="char" svg:x="-0.358cm" svg:y="-0.63cm" svg:width="6.72cm" svg:height="1.131cm" draw:z-index="1"><draw:image xlink:href="Pictures/10000000000002F20000007F241F027BA4879740.gif" xlink:type="simple" xlink:show="embed" xlink:actuate="onLoad" draw:mime-type="image/gif"/><draw:contour-polygon svg:width="748px" svg:height="118px" svg:viewBox="0 0 748 118" draw:points="0,0 0,118 748,118 748,0" draw:recreate-on-edit="false"/></draw:frame><draw:frame draw:style-name="Mfr2" draw:name="Imatge2" text:anchor-type="char" svg:x="13.055cm" svg:y="-0.49cm" svg:width="4.076cm" svg:height="0.988cm" draw:z-index="0"><draw:image xlink:href="Pictures/10000001000001B700000071E6A4831387C6A5D3.png" xlink:type="simple" xlink:show="embed" xlink:actuate="onLoad" draw:mime-type="image/png"/></draw:frame></text:p>
      </style:header>
      <style:foot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2">Nom arxiu: <text:file-name text:display="name-and-extension">ED2DAM_ACT_2223_M9_UF3_202_WSer_Exer1a.odt</text:file-name></text:p>
            </table:table-cell>
            <table:table-cell table:style-name="Taula1.A1" office:value-type="string">
              <text:p text:style-name="MP3">Data : setembre 202<text:span text:style-name="MT1">2</text:span></text:p>
            </table:table-cell>
          </table:table-row>
          <table:table-row table:style-name="Taula1.1">
            <table:table-cell table:style-name="Taula1.A2" office:value-type="string">
              <text:p text:style-name="MP4"><text:span text:style-name="MT2">Elaborat: </text:span><text:span text:style-name="MT3">Miquel Altayó</text:span></text:p>
            </table:table-cell>
            <table:table-cell table:style-name="Taula1.A2" office:value-type="string">
              <text:p text:style-name="MP3"/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30T10:13:57.188442991</meta:creation-date>
    <dc:date>2022-09-20T14:01:20.003672877</dc:date>
    <meta:editing-duration>PT2H3M35S</meta:editing-duration>
    <meta:editing-cycles>14</meta:editing-cycles>
    <meta:generator>LibreOffice/7.3.5.2$Linux_X86_64 LibreOffice_project/30$Build-2</meta:generator>
    <meta:document-statistic meta:table-count="3" meta:image-count="2" meta:object-count="0" meta:page-count="1" meta:paragraph-count="38" meta:word-count="263" meta:character-count="2184" meta:non-whitespace-character-count="1788"/>
  </office:meta>
</office:document-meta>
</file>